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paragraph-rsid="000e220d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808080" style:text-line-through-style="none" style:text-line-through-type="none" style:font-name="Consolas" fo:font-size="9pt" fo:font-style="italic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</style:style>
    <style:style style:name="T1" style:family="text">
      <style:text-properties fo:font-variant="normal" fo:text-transform="none" fo:color="#000080" style:text-line-through-style="none" style:text-line-through-type="none" style:font-name="Consolas" fo:font-size="9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80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3" style:family="text">
      <style:text-properties fo:font-variant="normal" fo:text-transform="none" fo:color="#000080" style:text-line-through-style="none" style:text-line-through-type="none" style:font-name="Consolas" fo:font-size="9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ff" style:text-line-through-style="none" style:text-line-through-type="none" style:font-name="Consolas" fo:font-size="9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ff" style:text-line-through-style="none" style:text-line-through-type="none" style:font-name="Consolas" fo:font-size="9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660099" style:text-line-through-style="none" style:text-line-through-type="none" style:font-name="Consolas" fo:font-size="9pt" fo:font-style="normal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008080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11" style:family="text">
      <style:text-properties style:font-name="Consolas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1"><text:bookmark text:name="docs-internal-guid-9ae549ab-7fff-90b5-ca7f-b074e29e5840"/><text:span text:style-name="T2">import </text:span><text:span text:style-name="T4">tensorflow </text:span><text:span text:style-name="T2">as </text:span><text:span text:style-name="T4">tf</text:span></text:p>
      <text:p text:style-name="Text_20_body"/>
      <text:p text:style-name="P3"># X and Y data</text:p>
      <text:p text:style-name="P1"><text:span text:style-name="T4">x_train = [</text:span><text:span text:style-name="T7">1</text:span><text:span text:style-name="T4">, </text:span><text:span text:style-name="T7">2</text:span><text:span text:style-name="T4">, </text:span><text:span text:style-name="T7">3</text:span><text:span text:style-name="T4">]</text:span></text:p>
      <text:p text:style-name="P1"><text:span text:style-name="T4">y_train = [</text:span><text:span text:style-name="T7">1</text:span><text:span text:style-name="T4">, </text:span><text:span text:style-name="T7">2</text:span><text:span text:style-name="T4">, </text:span><text:span text:style-name="T7">3</text:span><text:span text:style-name="T4">]</text:span></text:p>
      <text:p text:style-name="Text_20_body"/>
      <text:p text:style-name="P1"><text:span text:style-name="T4">W = tf.Variable(tf.random_normal([</text:span><text:span text:style-name="T7">1</text:span><text:span text:style-name="T4">]), </text:span><text:span text:style-name="T9">name</text:span><text:span text:style-name="T4">=</text:span><text:span text:style-name="T10">'weight'</text:span><text:span text:style-name="T4">)</text:span></text:p>
      <text:p text:style-name="P1"><text:span text:style-name="T4">b = tf.Variable(tf.random_normal([</text:span><text:span text:style-name="T7">1</text:span><text:span text:style-name="T4">]), </text:span><text:span text:style-name="T9">name</text:span><text:span text:style-name="T4">=</text:span><text:span text:style-name="T10">'bias'</text:span><text:span text:style-name="T4">)</text:span></text:p>
      <text:p text:style-name="Text_20_body"/>
      <text:p text:style-name="P3"># Our hypothesis XW+b</text:p>
      <text:p text:style-name="P4">hypothesis = x_train * W + b</text:p>
      <text:p text:style-name="Text_20_body"/>
      <text:p text:style-name="P3"># cost/loss function</text:p>
      <text:p text:style-name="P4">cost = tf.reduce_mean(tf.square(hypothesis - y_train))</text:p>
      <text:p text:style-name="Text_20_body"/>
      <text:p text:style-name="P3"># Minimize</text:p>
      <text:p text:style-name="P1"><text:span text:style-name="T4">optimizer = tf.train.GradientDescentOptimizer(</text:span><text:span text:style-name="T9">learning_rate</text:span><text:span text:style-name="T4">=</text:span><text:span text:style-name="T7">0.01</text:span><text:span text:style-name="T4">)</text:span></text:p>
      <text:p text:style-name="P4">train = optimizer.minimize(cost)</text:p>
      <text:p text:style-name="Text_20_body"/>
      <text:p text:style-name="P3"># Launch the graph in a session.</text:p>
      <text:p text:style-name="P4">sess = tf.Session()</text:p>
      <text:p text:style-name="P3"># Initializes global variables in the graph.</text:p>
      <text:p text:style-name="P4">sess.run(tf.global_variables_initializer())</text:p>
      <text:p text:style-name="Text_20_body"/>
      <text:p text:style-name="P3"># Fit the line</text:p>
      <text:p text:style-name="P1"><text:span text:style-name="T2">for </text:span><text:span text:style-name="T4">step </text:span><text:span text:style-name="T2">in </text:span><text:span text:style-name="T1">range</text:span><text:span text:style-name="T4">(</text:span><text:span text:style-name="T7">2001</text:span><text:span text:style-name="T4">):</text:span></text:p>
      <text:p text:style-name="P5">   <text:span text:style-name="T11">sess.run(train)</text:span></text:p>
      <text:p text:style-name="P6"><text:span text:style-name="T6">   </text:span><text:span text:style-name="T2">if </text:span><text:span text:style-name="T5">step % </text:span><text:span text:style-name="T8">20 </text:span><text:span text:style-name="T5">== </text:span><text:span text:style-name="T8">0</text:span><text:span text:style-name="T5">:</text:span></text:p>
      <text:p text:style-name="Text_20_body"><text:span text:style-name="T6">       </text:span><text:span text:style-name="T3">print</text:span><text:span text:style-name="T5">(step, sess.run(cost), sess.run(W), sess.run(b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42:34.982532797</meta:creation-date>
    <dc:date>2019-07-08T17:47:04.990443714</dc:date>
    <meta:editing-duration>PT4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1" meta:character-count="684" meta:non-whitespace-character-count="602"/>
  </office:meta>
</office:document-meta>
</file>